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693in" fo:break-before="auto" style:use-optimal-row-height="true"/>
    </style:style>
    <style:style style:name="ro2" style:family="table-row">
      <style:table-row-properties style:row-height="0.27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" fo:font-size="12pt" fo:language="none" fo:country="none" style:font-name-asian="Segoe UI" style:font-size-asian="6.80000019073486pt" style:language-asian="none" style:country-asian="none" style:font-name-complex="Alvi Nastaleeq" style:font-size-complex="6.80000019073486pt" style:language-complex="none" style:country-complex="none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lvi Nastaleeq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F" fo:font-size="12pt" fo:language="none" fo:country="none" style:font-name-asian="Segoe UI" style:font-size-asian="6.80000019073486pt" style:language-asian="none" style:country-asian="none" style:font-name-complex="Alvi Nastaleeq" style:font-size-complex="6.80000019073486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row table:style-name="ro1">
          <table:table-cell table:style-name="ce1" office:value-type="string" calcext:value-type="string" table:number-columns-spanned="2" table:number-rows-spanned="1">
            <text:p>دل ٹھکانہ میرے حسینؑ کا ہے</text:p>
            <text:p>یہ خزانہ میرے حسینؑ کا ہے</text:p>
          </table:table-cell>
          <table:covered-table-cell table:style-name="Default"/>
        </table:table-row>
        <table:table-row table:style-name="ro1">
          <table:table-cell table:style-name="ce2" office:value-type="string" calcext:value-type="string">
            <text:p>کوئی پوچھے یہ دور کس کا ہے</text:p>
            <text:p>تم بتانا، میرے حسینؑ کا ہے</text:p>
          </table:table-cell>
          <table:table-cell office:value-type="string" calcext:value-type="string">
            <text:p>تم جسے آسمان سمجھتے ہو</text:p>
            <text:p>شامیانہ میرے حسینؑ کا ہے</text:p>
          </table:table-cell>
        </table:table-row>
        <table:table-row table:style-name="ro1">
          <table:table-cell office:value-type="string" calcext:value-type="string">
            <text:p>یہ جو کعبہ ہے، تم نہ سمجھو گے</text:p>
            <text:p>گھر پرانا میرے حسینؑ کا ہے</text:p>
          </table:table-cell>
          <table:table-cell office:value-type="string" calcext:value-type="string">
            <text:p>جس کے سائے میں کائنات بنی</text:p>
            <text:p>ایسا نانا میرے حسینؑ کا ہے</text:p>
          </table:table-cell>
        </table:table-row>
        <table:table-row table:style-name="ro1">
          <table:table-cell office:value-type="string" calcext:value-type="string">
            <text:p>جس جگہ حُر بنائے جاتے ہیں</text:p>
            <text:p>کارخانہ میرے حسینؑ کا ہے</text:p>
          </table:table-cell>
          <table:table-cell office:value-type="string" calcext:value-type="string">
            <text:p>آنا فرشِ عزا پہ بے پردہ</text:p>
            <text:p>دل دکھانا میرے حسینؑ کا ہے</text:p>
          </table:table-cell>
        </table:table-row>
        <table:table-row table:style-name="ro2">
          <table:table-cell office:value-type="string" calcext:value-type="string">
            <text:p>ماتمی جب کوئی نظر آئے</text:p>
            <text:p>مان جانا میرے حسینؑ کا ہے</text:p>
          </table:table-cell>
          <table:table-cell office:value-type="string" calcext:value-type="string">
            <text:p>ہو اگر منکرِ نماز کوئی</text:p>
            <text:p>بھول جانا میرے حسینؑ کا ہے</text:p>
          </table:table-cell>
        </table:table-row>
        <table:table-row table:style-name="ro1">
          <table:table-cell table:style-name="ce2" office:value-type="string" calcext:value-type="string">
            <text:p>اُگ رہا ہے جو بعدِ کرب و بلا</text:p>
            <text:p>وہ دانہ دانہ میرے حسینؑ کا ہے</text:p>
          </table:table-cell>
          <table:table-cell office:value-type="string" calcext:value-type="string">
            <text:p>مارے اک صبر سے ہزار عدو</text:p>
            <text:p>کیا نشانہ میرے حسینؑ کا ہے</text:p>
          </table:table-cell>
        </table:table-row>
        <table:table-row table:style-name="ro2">
          <table:table-cell office:value-type="string" calcext:value-type="string">
            <text:p>کاش کہنے لگیں یہ لوگ مجھے</text:p>
            <text:p>تو دیوانہ میرے حسینؑ کا ہے</text:p>
          </table:table-cell>
          <table:table-cell table:style-name="ce2" office:value-type="string" calcext:value-type="string">
            <text:p>دینے والی ہے ذات اللہ کی</text:p>
            <text:p>پر دلانا میرے حسینؑ کا ہے</text:p>
          </table:table-cell>
        </table:table-row>
        <table:table-row table:style-name="ro1">
          <table:table-cell table:style-name="ce2" office:value-type="string" calcext:value-type="string">
            <text:p>مجھ میں ریحان یہ شعور جو ہے</text:p>
            <text:p>شاعرانہ میرے حسینؑ کا ہے</text:p>
          </table:table-cell>
          <table:table-cell table:style-name="ce2" office:value-type="string" calcext:value-type="string">
            <text:p>یہ جہاں کیا ہے دونوں عالم میں</text:p>
            <text:p>آنا جانا میرے حسینؑ کا ہے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20:07:24.817342900</meta:creation-date>
    <dc:date>2026-01-21T20:10:14.501946000</dc:date>
    <meta:editing-duration>PT2M50S</meta:editing-duration>
    <meta:editing-cycles>1</meta:editing-cycles>
    <meta:document-statistic meta:table-count="1" meta:cell-count="15" meta:object-count="0"/>
    <meta:generator>LibreOffice/25.8.4.2$Windows_X86_64 LibreOffice_project/290daaa01b999472f0c7a3890eb6a550fd74c6df</meta:generator>
  </office:meta>
</office:document-meta>
</file>